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3.99mm"/>
    </style:style>
    <style:style style:name="co3" style:family="table-column">
      <style:table-column-properties fo:break-before="auto" style:column-width="28.2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3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3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3"/>
    <style:style style:name="ce19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3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79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33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7.66mm" svg:height="79.7mm" svg:x="35.15mm" svg:y="164.29mm">
            <draw:object draw:notify-on-update-of-ranges="Hoja1.A15:Hoja1.A27 Hoja1.H14:Hoja1.H14 Hoja1.H15:Hoja1.H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11" draw:style-name="gr1" draw:text-style-name="P1" svg:width="142.72mm" svg:height="79.47mm" svg:x="227.39mm" svg:y="253.34mm">
            <draw:object draw:notify-on-update-of-ranges="Hoja1.A15:Hoja1.A27 Hoja1.J14:Hoja1.J14 Hoja1.J15:Hoja1.J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0" draw:style-name="gr1" draw:text-style-name="P1" svg:width="142.37mm" svg:height="79.22mm" svg:x="227.39mm" svg:y="164.53mm">
            <draw:object draw:notify-on-update-of-ranges="Hoja1.A15:Hoja1.A27 Hoja1.G14:Hoja1.G14 Hoja1.G15:Hoja1.G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7.66mm" svg:height="79.68mm" svg:x="35.5mm" svg:y="253.58mm">
            <draw:object draw:notify-on-update-of-ranges="Hoja1.A15:Hoja1.A27 Hoja1.K15:Hoja1.K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63" office:value-type="string" calcext:value-type="string">
            <text:p>Sistema</text:p>
          </table:table-cell>
          <table:table-cell table:style-name="ce63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63"/>
          <table:table-cell table:style-name="ce63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79"/>
          <table:table-cell table:style-name="ce63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79"/>
          <table:table-cell table:number-columns-repeated="1013"/>
        </table:table-row>
        <table:table-row table:style-name="ro4">
          <table:table-cell table:style-name="ce63" office:value-type="string" calcext:value-type="string">
            <text:p>Usuarios</text:p>
          </table:table-cell>
          <table:table-cell table:style-name="ce63" office:value-type="string" calcext:value-type="string">
            <text:p>CPU, average (%)</text:p>
          </table:table-cell>
          <table:table-cell table:style-name="ce79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2">
          <table:table-cell table:style-name="ce9" table:number-columns-repeated="2"/>
          <table:table-cell table:style-name="ce25"/>
          <table:table-cell table:style-name="ce31"/>
          <table:table-cell table:style-name="ce41"/>
          <table:table-cell table:style-name="ce25"/>
          <table:table-cell table:style-name="ce31"/>
          <table:table-cell table:style-name="ce41"/>
          <table:table-cell table:style-name="ce55"/>
          <table:table-cell table:style-name="ce31"/>
          <table:table-cell table:style-name="ce41"/>
          <table:table-cell table:number-columns-repeated="1013"/>
        </table:table-row>
        <table:table-row table:style-name="ro2" table:number-rows-repeated="6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0" table:number-columns-repeated="2"/>
          <table:table-cell table:style-name="ce27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 table:number-rows-repeated="4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number number:decimal-places="0" loext:min-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loext:min-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loext:min-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3P2" style:volatile="true">
      <number:text>-</number:text>
      <number:number number:decimal-places="0" loext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7P2" style:volatile="true">
      <number:text>-</number:text>
      <number:number number:decimal-places="0" loext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/00/0000</text:date>, <text:time style:data-style-name="N2" text:time-value="14:04:33.5799712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15M7S</meta:editing-duration>
    <meta:editing-cycles>8</meta:editing-cycles>
    <meta:generator>LibreOffice/6.1.4.2$Linux_X86_64 LibreOffice_project/10$Build-2</meta:generator>
    <dc:date>2019-04-04T14:13:18.610805629</dc:date>
    <meta:document-statistic meta:table-count="1" meta:cell-count="4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88cm" svg:y="0.205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0.492cm" svg:y="0.96cm" svg:width="15.907cm" svg:height="6.231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01cm" svg:y="0.507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0.524cm" svg:y="1.577cm" svg:width="13.599cm" svg:height="5.721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9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0.053cm" svg:y="1.606cm" svg:width="14.159cm" svg:height="5.529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4cm" svg:y="0.135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0.052cm" svg:y="0.703cm" svg:width="16.688cm" svg:height="6.621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